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16288f4" officeooo:paragraph-rsid="01782f4d" fo:background-color="transparent"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13f8cef" officeooo:paragraph-rsid="016c070a" style:font-name-asian="Nimbus Mono L" style:font-size-asian="13pt" style:font-style-asian="normal" style:font-name-complex="Liberation Mono" style:font-size-complex="13pt" style:font-style-complex="normal"/>
    </style:style>
    <style:style style:name="P4" style:family="paragraph" style:parent-style-name="Preformatted_20_Text">
      <style:text-properties style:font-name="Liberation Sans" fo:font-size="13pt" fo:font-style="normal" style:text-underline-style="none" officeooo:rsid="016f5006" officeooo:paragraph-rsid="016f5006" style:font-name-asian="Nimbus Mono L" style:font-size-asian="13pt" style:font-style-asian="normal" style:font-name-complex="Liberation Mono" style:font-size-complex="13pt" style:font-style-complex="normal"/>
    </style:style>
    <style:style style:name="P5" style:family="paragraph" style:parent-style-name="Preformatted_20_Text">
      <style:text-properties style:font-name="Liberation Sans" fo:font-size="13pt" fo:font-style="normal" style:text-underline-style="none" officeooo:rsid="014d40c0" officeooo:paragraph-rsid="01781f57" style:font-name-asian="Nimbus Mono L" style:font-size-asian="13pt" style:font-style-asian="normal" style:font-name-complex="Liberation Mono" style:font-size-complex="13pt" style:font-style-complex="normal"/>
    </style:style>
    <style:style style:name="P6" style:family="paragraph" style:parent-style-name="Preformatted_20_Text">
      <style:text-properties style:font-name="Liberation Sans" fo:font-size="13pt" fo:font-style="normal" style:text-underline-style="none" officeooo:rsid="017c1769" officeooo:paragraph-rsid="017c1769" style:font-name-asian="Nimbus Mono L" style:font-size-asian="13pt" style:font-style-asian="normal" style:font-name-complex="Liberation Mono" style:font-size-complex="13pt" style:font-style-complex="normal"/>
    </style:style>
    <style:style style:name="P7" style:family="paragraph" style:parent-style-name="Preformatted_20_Text">
      <style:paragraph-properties fo:text-align="center" style:justify-single-word="false"/>
      <style:text-properties officeooo:paragraph-rsid="00083d4b"/>
    </style:style>
    <style:style style:name="P8"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9"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0" style:family="paragraph" style:parent-style-name="Preformatted_20_Text">
      <style:text-properties style:font-name="Liberation Serif" fo:font-size="13pt" fo:font-style="normal" style:text-underline-style="none" fo:font-weight="normal" officeooo:rsid="01604bcb" officeooo:paragraph-rsid="01604bcb" style:font-size-asian="13pt" style:font-style-asian="normal" style:font-weight-asian="normal" style:font-size-complex="13pt" style:font-style-complex="normal" style:font-weight-complex="normal"/>
    </style:style>
    <style:style style:name="P11"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2"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13" style:family="paragraph" style:parent-style-name="Preformatted_20_Text">
      <style:text-properties fo:font-size="13pt" officeooo:paragraph-rsid="01782f4d" style:font-size-asian="13pt" style:font-size-complex="13pt"/>
    </style:style>
    <style:style style:name="P14" style:family="paragraph" style:parent-style-name="Preformatted_20_Text">
      <style:text-properties fo:font-size="13pt" officeooo:paragraph-rsid="017c1769" style:font-size-asian="13pt" style:font-size-complex="13pt"/>
    </style:style>
    <style:style style:name="P15"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6c070a" officeooo:paragraph-rsid="013f180c" style:font-name-asian="Nimbus Mono L" style:font-size-asian="12pt" style:font-style-asian="italic" style:font-weight-asian="bold" style:font-name-complex="Liberation Mono" style:font-size-complex="12pt" style:font-style-complex="italic" style:font-weight-complex="bold"/>
    </style:style>
    <style:style style:name="P16" style:family="paragraph" style:parent-style-name="Preformatted_20_Text">
      <style:text-properties style:font-name="Liberation Serif" fo:font-size="13pt" fo:font-style="normal" style:text-underline-style="none" officeooo:rsid="00083d4b" officeooo:paragraph-rsid="00083d4b" style:font-size-asian="13pt" style:font-style-asian="normal" style:font-size-complex="13pt" style:font-style-complex="normal"/>
    </style:style>
    <style:style style:name="P17" style:family="paragraph" style:parent-style-name="Preformatted_20_Text">
      <style:text-properties style:font-name="Liberation Sans" fo:font-size="13pt" fo:font-style="normal" style:text-underline-style="none" officeooo:rsid="0181e0c6" officeooo:paragraph-rsid="018804e3" style:font-name-asian="Nimbus Mono L" style:font-size-asian="13pt" style:font-style-asian="normal" style:font-name-complex="Liberation Mono" style:font-size-complex="13pt" style:font-style-complex="normal"/>
    </style:style>
    <style:style style:name="P18" style:family="paragraph" style:parent-style-name="Preformatted_20_Text">
      <style:text-properties style:font-name="Liberation Sans" fo:font-size="13pt" fo:font-style="normal" style:text-underline-style="none" officeooo:rsid="0189717e" officeooo:paragraph-rsid="0189717e" style:font-name-asian="Nimbus Mono L" style:font-size-asian="13pt" style:font-style-asian="normal" style:font-name-complex="Liberation Mono" style:font-size-complex="13pt" style:font-style-complex="normal"/>
    </style:style>
    <style:style style:name="P19" style:family="paragraph" style:parent-style-name="Preformatted_20_Text">
      <style:text-properties fo:font-size="13pt" officeooo:paragraph-rsid="018c8cd3" style:font-size-asian="13pt" style:font-size-complex="13pt"/>
    </style:style>
    <style:style style:name="P20" style:family="paragraph" style:parent-style-name="Standard">
      <loext:graphic-properties draw:fill="none"/>
      <style:paragraph-properties fo:margin-left="2.499cm" fo:margin-right="0cm" fo:margin-top="0cm" fo:margin-bottom="0cm" style:contextual-spacing="false" fo:text-indent="0cm" style:auto-text-indent="false" fo:background-color="transparent"/>
      <style:text-properties fo:font-variant="normal" fo:text-transform="none" fo:color="#000000" loext:opacity="100%" style:font-name="Liberation Serif" fo:font-size="11pt" fo:letter-spacing="normal" fo:font-style="italic" fo:font-weight="normal" officeooo:paragraph-rsid="01809418" style:font-size-asian="11pt" style:font-style-asian="italic" style:font-size-complex="11pt" style:font-style-complex="italic"/>
    </style:style>
    <style:style style:name="P21" style:family="paragraph" style:parent-style-name="Standard">
      <loext:graphic-properties draw:fill="none"/>
      <style:paragraph-properties fo:margin-left="2.499cm" fo:margin-right="0cm" fo:margin-top="0cm" fo:margin-bottom="0cm" style:contextual-spacing="false" fo:text-indent="0cm" style:auto-text-indent="false" fo:background-color="transparent"/>
      <style:text-properties fo:font-variant="normal" fo:text-transform="none" fo:color="#000000" loext:opacity="100%" style:font-name="Liberation Serif" fo:font-size="11pt" fo:letter-spacing="normal" fo:font-style="italic" fo:font-weight="normal" officeooo:rsid="01850b61" officeooo:paragraph-rsid="01850b61" style:font-size-asian="11pt" style:font-style-asian="italic" style:font-size-complex="11pt" style:font-style-complex="italic"/>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17a1bb5"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17a1bb5" style:font-name-asian="Nimbus Mono L" style:font-size-asian="16pt" style:font-weight-asian="bold" style:font-name-complex="Liberation Mono" style:font-size-complex="16pt" style:font-weight-complex="bold"/>
    </style:style>
    <style:style style:name="T6" style:family="text">
      <style:text-properties style:font-name="Liberation Sans" fo:font-size="16pt" fo:font-weight="bold" officeooo:rsid="017f86cd" style:font-name-asian="Nimbus Mono L" style:font-size-asian="16pt" style:font-weight-asian="bold" style:font-name-complex="Liberation Mono" style:font-size-complex="16pt" style:font-weight-complex="bold"/>
    </style:style>
    <style:style style:name="T7" style:family="text">
      <style:text-properties style:font-name="Liberation Sans" fo:font-size="16pt" fo:font-weight="bold" officeooo:rsid="0183e1e0" style:font-name-asian="Nimbus Mono L" style:font-size-asian="16pt" style:font-weight-asian="bold" style:font-name-complex="Liberation Mono" style:font-size-complex="16pt" style:font-weight-complex="bold"/>
    </style:style>
    <style:style style:name="T8"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7c1769"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4268eb" fo:background-color="transparent" loext:char-shading-value="0"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4f39d6" fo:background-color="transparent" loext:char-shading-value="0"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5eaefa" fo:background-color="transparent" loext:char-shading-value="0"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6288f4" fo:background-color="transparent" loext:char-shading-value="0"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6367ae" fo:background-color="transparent" loext:char-shading-value="0"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6f8b0f" fo:background-color="transparent" loext:char-shading-value="0"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18350a7"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18b6182"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18c8cd3"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0e307b6" fo:background-color="transparent" loext:char-shading-value="0" style:font-style-asian="normal" style:font-style-complex="normal"/>
    </style:style>
    <style:style style:name="T27" style:family="text">
      <style:text-properties style:font-name="Liberation Sans" fo:font-style="normal" style:text-underline-style="none" officeooo:rsid="00083d4b" fo:background-color="transparent" loext:char-shading-value="0" style:font-style-asian="normal" style:font-style-complex="normal"/>
    </style:style>
    <style:style style:name="T28" style:family="text">
      <style:text-properties style:font-name="Liberation Sans" fo:font-style="normal" style:text-underline-style="none" officeooo:rsid="0123a160" fo:background-color="transparent" loext:char-shading-value="0" style:font-style-asian="normal" style:font-style-complex="normal"/>
    </style:style>
    <style:style style:name="T29" style:family="text">
      <style:text-properties style:font-name="Liberation Sans" fo:font-style="normal" style:text-underline-style="none" officeooo:rsid="013c55a1" fo:background-color="transparent" loext:char-shading-value="0" style:font-style-asian="normal" style:font-style-complex="normal"/>
    </style:style>
    <style:style style:name="T30" style:family="text">
      <style:text-properties style:font-name="Liberation Sans" fo:font-style="normal" style:text-underline-style="none" officeooo:rsid="014f39d6" fo:background-color="transparent" loext:char-shading-value="0" style:font-style-asian="normal" style:font-style-complex="normal"/>
    </style:style>
    <style:style style:name="T31" style:family="text">
      <style:text-properties style:font-name="Liberation Sans" fo:font-style="normal" style:text-underline-style="none" officeooo:rsid="016f8b0f" fo:background-color="transparent" loext:char-shading-value="0" style:font-style-asian="normal" style:font-style-complex="normal"/>
    </style:style>
    <style:style style:name="T32" style:family="text">
      <style:text-properties fo:font-weight="bold" style:font-weight-asian="bold" style:font-weight-complex="bold"/>
    </style:style>
    <style:style style:name="T33" style:family="text">
      <style:text-properties fo:font-weight="bold" officeooo:rsid="000dd66a" style:font-weight-asian="bold" style:font-weight-complex="bold"/>
    </style:style>
    <style:style style:name="T34" style:family="text">
      <style:text-properties fo:font-weight="bold" officeooo:rsid="0160cefc" style:font-weight-asian="bold" style:font-weight-complex="bold"/>
    </style:style>
    <style:style style:name="T35" style:family="text">
      <style:text-properties officeooo:rsid="0175d38a"/>
    </style:style>
    <style:style style:name="T36" style:family="text">
      <style:text-properties officeooo:rsid="0181e0c6"/>
    </style:style>
    <style:style style:name="T37" style:family="text">
      <style:text-properties officeooo:rsid="01850b61"/>
    </style:style>
    <style:style style:name="T38" style:family="text">
      <style:text-properties officeooo:rsid="0186f7a5"/>
    </style:style>
    <style:style style:name="T39" style:family="text">
      <style:text-properties officeooo:rsid="018804e3"/>
    </style:style>
    <style:style style:name="T40" style:family="text">
      <style:text-properties officeooo:rsid="018b61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7"><text:span text:style-name="T7">1</text:span><text:span text:style-name="T6">1t</text:span><text:span text:style-name="T7">h</text:span><text:span text:style-name="T4"> </text:span><text:span text:style-name="T7">Febr</text:span><text:span text:style-name="T5">uary</text:span><text:span text:style-name="T1"> 20</text:span><text:span text:style-name="T2">2</text:span><text:span text:style-name="T3">4</text:span></text:p>
      <text:p text:style-name="P15">Psalm <text:span text:style-name="T37">23</text:span>:<text:span text:style-name="T37">4, 8</text:span></text:p>
      <text:p text:style-name="P20">4 Even though I walk through the valley of the shadow of death,</text:p>
      <text:p text:style-name="P20">I fear no evil, for You are with me;</text:p>
      <text:p text:style-name="P20">Your rod and Your staff, they comfort me.</text:p>
      <text:p text:style-name="P21">8 Surely goodness and mercy will follow me all the days of my life,</text:p>
      <text:p text:style-name="P21">And I will dwell in the house of the Lord forever.</text:p>
      <text:p text:style-name="P10"/>
      <text:p text:style-name="P8">Thanks to God</text:p>
      <text:p text:style-name="P14"><text:span text:style-name="T11">O </text:span><text:span text:style-name="T13">L</text:span><text:span text:style-name="T9">o</text:span><text:span text:style-name="T13">r</text:span><text:span text:style-name="T9">d,</text:span><text:span text:style-name="T8"> </text:span><text:span text:style-name="T10">we </text:span><text:span text:style-name="T13">gather today</text:span><text:span text:style-name="T12">, </text:span><text:span text:style-name="T13">encouraged by </text:span><text:span text:style-name="T12">the words of David. </text:span><text:span text:style-name="T13">Whether we have walked this path before or not, we recognise that this valley is a shadow and we need fear no evil because of Your Presence with us. We take comfort from Your Presence; we trust in Your goodness and mercy, even when we pass through dark times.</text:span></text:p>
      <text:p text:style-name="P6"/>
      <text:p text:style-name="P4">We thank You for <text:span text:style-name="T35">Jesus </text:span><text:span text:style-name="T36">Who is the Resurrection and the Life. We thank You for the sure hope we have because </text:span><text:span text:style-name="T38">He died, rose again,</text:span><text:span text:style-name="T36"> ascended to heaven and is seated at Your right hand. </text:span><text:span text:style-name="T38">W</text:span><text:span text:style-name="T36">e </text:span><text:span text:style-name="T38">thank You for the promised </text:span><text:span text:style-name="T36">Holy Spirit, </text:span><text:span text:style-name="T38">Who is</text:span><text:span text:style-name="T36"> with us </text:span><text:span text:style-name="T38">as </text:span><text:span text:style-name="T36">the Comforter and Guide into all truth.</text:span></text:p>
      <text:p text:style-name="P3"/>
      <text:p text:style-name="P9"><text:span text:style-name="T32">The Wide World...</text:span><text:span text:style-name="T33"> a</text:span><text:span text:style-name="T32">nd the </text:span><text:span text:style-name="T34">W</text:span><text:span text:style-name="T32">ider Church</text:span></text:p>
      <text:p text:style-name="P17">Lord, we <text:span text:style-name="T39">look at our world with sadness at the constant focus on bad news, of earthquakes and volcanic eruptions, of missing persons and Kings with cancer, of wars and rumours of wars</text:span>.</text:p>
      <text:p text:style-name="P17"/>
      <text:p text:style-name="P18">We pray for the safety of people in the area of the volcanic eruption, as we pray for the King undergo<text:span text:style-name="T40">ing</text:span> treatment. <text:span text:style-name="T40">We remember that in this sin-affected world, wars will fought, but we continue to pray for peace, especially the peace of Jerusalem.</text:span></text:p>
      <text:p text:style-name="P17"/>
      <text:p text:style-name="P17"><text:span text:style-name="T40">Despite all the bad news we see and hear, w</text:span>e thank You for <text:span text:style-name="T39">the Good News of salvation in Jesus, for Your Word which informs our minds and hearts, and for </text:span>Your Church which has upheld the truth delivered once for all to the saints <text:span text:style-name="T39">throughout history.</text:span> <text:span text:style-name="T39">W</text:span>e pray that You would continue to strengthen Your people daily as we witness to the Truth of Jesus, even in these times when the <text:span text:style-name="T39">sober </text:span>Truth is out of favour, <text:span text:style-name="T39">while the dramatic and novel grab all the attention</text:span>.</text:p>
      <text:p text:style-name="P5"/>
      <text:p text:style-name="P16"><text:span text:style-name="T32">Ashburton</text:span></text:p>
      <text:p text:style-name="P13"><text:span text:style-name="T21">We pray for our</text:span><text:span text:style-name="T22">selves as we </text:span><text:span text:style-name="T24">come to terms with the changes taking place here. We thank You for the appointment of our Interim Moderator, Rev Dr. Douglas Milne. We thank You that Jesus commanded us to remember His death and resurrection at the communion table, and we look forward to taking part in that later in this service.</text:span></text:p>
      <text:p text:style-name="P2"/>
      <text:p text:style-name="P19"><text:span text:style-name="T24">We thank You for the support of the Presbytery as</text:span><text:span text:style-name="T23"> w</text:span><text:span text:style-name="T18">e </text:span><text:span text:style-name="T15">recognise that Jesus is </text:span><text:span text:style-name="T23">still </text:span><text:span text:style-name="T15">building </text:span><text:span text:style-name="T16">His church and has called us to join with Him in th</text:span><text:span text:style-name="T23">is</text:span><text:span text:style-name="T16"> task</text:span><text:span text:style-name="T15">. </text:span><text:span text:style-name="T24">We pray that we would continue to work and witness to the Good News of Jesus. </text:span><text:span text:style-name="T25">We thank You for the strength of the bonds of fellowship, and</text:span><text:span text:style-name="T24"> </text:span><text:span text:style-name="T25">pray for our continued support and encouragement, one with another. W</text:span><text:span text:style-name="T19">e </text:span><text:span text:style-name="T25">remember those </text:span><text:span text:style-name="T19">among us who are unwell or struggling</text:span><text:span text:style-name="T17">, </text:span><text:span text:style-name="T25">and</text:span><text:span text:style-name="T19"> pray that You would restore the</text:span><text:span text:style-name="T25">m and sustain them,</text:span><text:span text:style-name="T19"> so that we may not be shaken </text:span><text:span text:style-name="T17">as we </text:span><text:span text:style-name="T20">look</text:span><text:span text:style-name="T17"> </text:span><text:span text:style-name="T20">to</text:span><text:span text:style-name="T16"> </text:span><text:span text:style-name="T14">Jesus</text:span><text:span text:style-name="T26">,</text:span><text:span text:style-name="T30"> </text:span><text:span text:style-name="T28">our Lord and Saviour</text:span><text:span text:style-name="T29">, </text:span><text:span text:style-name="T27">Amen.</text:span></text:p>
      <text:p text:style-name="P11">Our Father, Who is in heaven,<text:line-break/>hallowed be Your name;<text:line-break/>Your kingdom come;<text:line-break/>Your will be done,<text:line-break/>on earth as it is in heaven.</text:p>
      <text:p text:style-name="P12"/>
      <text:p text:style-name="P12">Give us this day our daily bread.<text:line-break/>And forgive us our trespasses,<text:line-break/>as we forgive those that trespass against us.<text:line-break/>Lead us not into temptation;<text:line-break/>but deliver us from evil.</text:p>
      <text:p text:style-name="P12"/>
      <text:p text:style-name="P12">For Yours is the kingdom,<text:line-break/>the power, and the glory,<text:line-break/>for ever and ever.<text:line-break/>Am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4-02-10T22:29:21.417233298</dc:date>
    <meta:editing-duration>PT14H1M16S</meta:editing-duration>
    <meta:editing-cycles>162</meta:editing-cycles>
    <meta:generator>LibreOffice/7.3.7.2$Linux_X86_64 LibreOffice_project/30$Build-2</meta:generator>
    <meta:print-date>2022-11-12T21:41:23.154044675</meta:print-date>
    <meta:document-statistic meta:table-count="0" meta:image-count="0" meta:object-count="0" meta:page-count="2" meta:paragraph-count="21" meta:word-count="592" meta:character-count="3113" meta:non-whitespace-character-count="2542"/>
  </office:meta>
</office:document-meta>
</file>